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812f9" officeooo:paragraph-rsid="000812f9"/>
    </style:style>
    <style:style style:name="P2" style:family="paragraph" style:parent-style-name="Standard">
      <style:text-properties officeooo:rsid="000b8e73" officeooo:paragraph-rsid="000b8e73"/>
    </style:style>
    <style:style style:name="P3" style:family="paragraph" style:parent-style-name="Standard">
      <style:text-properties officeooo:rsid="000d6325" officeooo:paragraph-rsid="000d6325"/>
    </style:style>
    <style:style style:name="P4" style:family="paragraph" style:parent-style-name="Standard">
      <style:text-properties officeooo:paragraph-rsid="000d6325"/>
    </style:style>
    <style:style style:name="P5" style:family="paragraph" style:parent-style-name="Standard">
      <style:text-properties officeooo:rsid="000fed6e" officeooo:paragraph-rsid="000fed6e"/>
    </style:style>
    <style:style style:name="P6" style:family="paragraph" style:parent-style-name="Standard">
      <style:text-properties officeooo:rsid="0011c2b3" officeooo:paragraph-rsid="0011c2b3"/>
    </style:style>
    <style:style style:name="P7" style:family="paragraph" style:parent-style-name="Standard">
      <style:text-properties fo:font-weight="bold" officeooo:paragraph-rsid="000d6325" style:font-weight-asian="bold" style:font-weight-complex="bold"/>
    </style:style>
    <style:style style:name="P8" style:family="paragraph" style:parent-style-name="Standard">
      <style:text-properties fo:font-weight="bold" officeooo:paragraph-rsid="0009e749" style:font-weight-asian="bold" style:font-weight-complex="bold"/>
    </style:style>
    <style:style style:name="P9" style:family="paragraph" style:parent-style-name="Standard">
      <style:text-properties fo:font-weight="bold" officeooo:rsid="000812f9" officeooo:paragraph-rsid="000812f9" style:font-weight-asian="bold" style:font-weight-complex="bold"/>
    </style:style>
    <style:style style:name="P10" style:family="paragraph" style:parent-style-name="Standard">
      <style:text-properties fo:font-weight="bold" officeooo:rsid="000812f9" officeooo:paragraph-rsid="0024c04d" style:font-weight-asian="bold" style:font-weight-complex="bold"/>
    </style:style>
    <style:style style:name="P11" style:family="paragraph" style:parent-style-name="Standard">
      <style:text-properties fo:font-weight="bold" officeooo:rsid="000812f9" officeooo:paragraph-rsid="00269ac6" style:font-weight-asian="bold" style:font-weight-complex="bold"/>
    </style:style>
    <style:style style:name="P12" style:family="paragraph" style:parent-style-name="Standard">
      <style:text-properties fo:font-weight="bold" officeooo:rsid="000812f9" officeooo:paragraph-rsid="0031fbe8" style:font-weight-asian="bold" style:font-weight-complex="bold"/>
    </style:style>
    <style:style style:name="P13" style:family="paragraph" style:parent-style-name="Standard">
      <style:text-properties fo:font-weight="bold" officeooo:rsid="000812f9" officeooo:paragraph-rsid="00325754" style:font-weight-asian="bold" style:font-weight-complex="bold"/>
    </style:style>
    <style:style style:name="P14" style:family="paragraph" style:parent-style-name="Standard">
      <style:text-properties fo:font-weight="bold" officeooo:rsid="00149fee" officeooo:paragraph-rsid="00149fee" style:font-weight-asian="bold" style:font-weight-complex="bold"/>
    </style:style>
    <style:style style:name="P15" style:family="paragraph" style:parent-style-name="Standard">
      <style:text-properties fo:font-weight="bold" officeooo:rsid="00164ebf" officeooo:paragraph-rsid="00164ebf" style:font-weight-asian="bold" style:font-weight-complex="bold"/>
    </style:style>
    <style:style style:name="P16" style:family="paragraph" style:parent-style-name="Standard">
      <style:text-properties fo:font-weight="bold" officeooo:paragraph-rsid="0024c04d" style:font-weight-asian="bold" style:font-weight-complex="bold"/>
    </style:style>
    <style:style style:name="P17" style:family="paragraph" style:parent-style-name="Standard">
      <style:text-properties fo:font-weight="bold" officeooo:rsid="0009e749" officeooo:paragraph-rsid="0024c04d" style:font-weight-asian="bold" style:font-weight-complex="bold"/>
    </style:style>
    <style:style style:name="P18" style:family="paragraph" style:parent-style-name="Standard">
      <style:text-properties fo:font-weight="bold" officeooo:rsid="000d6325" officeooo:paragraph-rsid="0024c04d" style:font-weight-asian="bold" style:font-weight-complex="bold"/>
    </style:style>
    <style:style style:name="P19" style:family="paragraph" style:parent-style-name="Standard">
      <style:text-properties fo:font-weight="bold" officeooo:rsid="0031fbe8" officeooo:paragraph-rsid="0031fbe8" style:font-weight-asian="bold" style:font-weight-complex="bold"/>
    </style:style>
    <style:style style:name="P20" style:family="paragraph" style:parent-style-name="Standard">
      <style:text-properties fo:font-weight="bold" officeooo:rsid="00325754" officeooo:paragraph-rsid="00325754" style:font-weight-asian="bold" style:font-weight-complex="bold"/>
    </style:style>
    <style:style style:name="P21" style:family="paragraph" style:parent-style-name="Standard">
      <style:text-properties fo:font-weight="bold" officeooo:rsid="00343aab" officeooo:paragraph-rsid="00343aab" style:font-weight-asian="bold" style:font-weight-complex="bold"/>
    </style:style>
    <style:style style:name="P22" style:family="paragraph" style:parent-style-name="Standard">
      <style:text-properties fo:font-weight="bold" officeooo:rsid="00357d6d" officeooo:paragraph-rsid="00357d6d" style:font-weight-asian="bold" style:font-weight-complex="bold"/>
    </style:style>
    <style:style style:name="P23" style:family="paragraph" style:parent-style-name="Standard">
      <style:text-properties officeooo:rsid="00124462" officeooo:paragraph-rsid="00124462"/>
    </style:style>
    <style:style style:name="P24" style:family="paragraph" style:parent-style-name="Standard">
      <style:text-properties style:text-underline-style="none" officeooo:rsid="00124462" officeooo:paragraph-rsid="001a64ba"/>
    </style:style>
    <style:style style:name="P25" style:family="paragraph" style:parent-style-name="Standard">
      <style:text-properties style:text-underline-style="none" officeooo:rsid="00124462" officeooo:paragraph-rsid="00124462"/>
    </style:style>
    <style:style style:name="P26" style:family="paragraph" style:parent-style-name="Standard">
      <style:text-properties style:text-underline-style="none" fo:font-weight="normal" officeooo:rsid="001a64ba" officeooo:paragraph-rsid="001a64ba" style:font-weight-asian="normal" style:font-weight-complex="normal"/>
    </style:style>
    <style:style style:name="P27" style:family="paragraph" style:parent-style-name="Standard">
      <style:text-properties style:text-underline-style="none" fo:font-weight="normal" officeooo:rsid="001a64ba" officeooo:paragraph-rsid="001f8522" style:font-weight-asian="normal" style:font-weight-complex="normal"/>
    </style:style>
    <style:style style:name="P28" style:family="paragraph" style:parent-style-name="Standard">
      <style:text-properties style:text-underline-style="none" fo:font-weight="normal" officeooo:rsid="00124462" officeooo:paragraph-rsid="001ca05b" style:font-weight-asian="normal" style:font-weight-complex="normal"/>
    </style:style>
    <style:style style:name="P29" style:family="paragraph" style:parent-style-name="Standard">
      <style:text-properties style:text-underline-style="none" fo:font-weight="normal" officeooo:rsid="00124462" officeooo:paragraph-rsid="001de8e1" style:font-weight-asian="normal" style:font-weight-complex="normal"/>
    </style:style>
    <style:style style:name="P30" style:family="paragraph" style:parent-style-name="Standard">
      <style:text-properties style:text-underline-style="none" fo:font-weight="normal" officeooo:rsid="00124462" officeooo:paragraph-rsid="001eca26" style:font-weight-asian="normal" style:font-weight-complex="normal"/>
    </style:style>
    <style:style style:name="P31" style:family="paragraph" style:parent-style-name="Standard">
      <style:text-properties style:text-underline-style="none" fo:font-weight="normal" officeooo:rsid="0020bad9" officeooo:paragraph-rsid="0020bad9" style:font-weight-asian="normal" style:font-weight-complex="normal"/>
    </style:style>
    <style:style style:name="P32" style:family="paragraph" style:parent-style-name="Standard">
      <style:text-properties style:text-underline-style="none" fo:font-weight="normal" officeooo:rsid="0021040d" officeooo:paragraph-rsid="0021040d" style:font-weight-asian="normal" style:font-weight-complex="normal"/>
    </style:style>
    <style:style style:name="P33" style:family="paragraph" style:parent-style-name="Standard">
      <style:text-properties style:text-underline-style="none" fo:font-weight="normal" officeooo:rsid="00234956" officeooo:paragraph-rsid="00234956" style:font-weight-asian="normal" style:font-weight-complex="normal"/>
    </style:style>
    <style:style style:name="P34" style:family="paragraph" style:parent-style-name="Standard">
      <style:text-properties style:text-underline-style="none" fo:font-weight="normal" officeooo:rsid="0024c04d" officeooo:paragraph-rsid="0024c04d" style:font-weight-asian="normal" style:font-weight-complex="normal"/>
    </style:style>
    <style:style style:name="P35" style:family="paragraph" style:parent-style-name="Standard">
      <style:text-properties style:text-underline-style="none" fo:font-weight="normal" officeooo:rsid="001ca05b" officeooo:paragraph-rsid="001f8522" style:font-weight-asian="normal" style:font-weight-complex="normal"/>
    </style:style>
    <style:style style:name="P36" style:family="paragraph" style:parent-style-name="Standard">
      <style:text-properties style:text-underline-style="none" fo:font-weight="normal" officeooo:rsid="0029787e" officeooo:paragraph-rsid="0029787e" style:font-weight-asian="normal" style:font-weight-complex="normal"/>
    </style:style>
    <style:style style:name="P37" style:family="paragraph" style:parent-style-name="Standard">
      <style:text-properties style:text-underline-style="none" fo:font-weight="normal" officeooo:rsid="002d6fac" officeooo:paragraph-rsid="002d6fac" style:font-weight-asian="normal" style:font-weight-complex="normal"/>
    </style:style>
    <style:style style:name="P38" style:family="paragraph" style:parent-style-name="Standard">
      <style:text-properties style:text-underline-style="none" fo:font-weight="normal" officeooo:rsid="0039214d" officeooo:paragraph-rsid="0039214d" style:font-weight-asian="normal" style:font-weight-complex="normal"/>
    </style:style>
    <style:style style:name="P39" style:family="paragraph" style:parent-style-name="Standard">
      <style:text-properties style:text-underline-style="none" fo:font-weight="bold" officeooo:rsid="0021040d" officeooo:paragraph-rsid="0021040d" style:font-weight-asian="bold" style:font-weight-complex="bold"/>
    </style:style>
    <style:style style:name="P40" style:family="paragraph" style:parent-style-name="Standard">
      <style:text-properties style:text-underline-style="none" fo:font-weight="bold" officeooo:rsid="0024c04d" officeooo:paragraph-rsid="0024c04d" style:font-weight-asian="bold" style:font-weight-complex="bold"/>
    </style:style>
    <style:style style:name="P41" style:family="paragraph" style:parent-style-name="Standard">
      <style:text-properties style:text-underline-style="none" fo:font-weight="bold" officeooo:rsid="001a64ba" officeooo:paragraph-rsid="001a64ba" style:font-weight-asian="bold" style:font-weight-complex="bold"/>
    </style:style>
    <style:style style:name="P42" style:family="paragraph" style:parent-style-name="Standard">
      <style:text-properties style:text-underline-style="none" fo:font-weight="bold" officeooo:rsid="001ca05b" officeooo:paragraph-rsid="001ca05b" style:font-weight-asian="bold" style:font-weight-complex="bold"/>
    </style:style>
    <style:style style:name="P43" style:family="paragraph" style:parent-style-name="Standard">
      <style:text-properties style:text-underline-style="none" fo:font-weight="bold" officeooo:rsid="0029787e" officeooo:paragraph-rsid="0029787e" style:font-weight-asian="bold" style:font-weight-complex="bold"/>
    </style:style>
    <style:style style:name="P44" style:family="paragraph" style:parent-style-name="Standard">
      <style:text-properties style:text-underline-style="none" fo:font-weight="bold" officeooo:rsid="00141a6b" officeooo:paragraph-rsid="00124462" style:font-weight-asian="bold" style:font-weight-complex="bold"/>
    </style:style>
    <style:style style:name="P45" style:family="paragraph" style:parent-style-name="Standard">
      <style:text-properties style:text-underline-style="none" fo:font-weight="bold" officeooo:rsid="00141a6b" officeooo:paragraph-rsid="00269ac6" style:font-weight-asian="bold" style:font-weight-complex="bold"/>
    </style:style>
    <style:style style:name="P46" style:family="paragraph" style:parent-style-name="Standard">
      <style:text-properties style:text-underline-style="none" fo:font-weight="bold" officeooo:rsid="002bc4f6" officeooo:paragraph-rsid="002bc4f6" style:font-weight-asian="bold" style:font-weight-complex="bold"/>
    </style:style>
    <style:style style:name="P47" style:family="paragraph" style:parent-style-name="Standard">
      <style:text-properties style:text-underline-style="none" fo:font-weight="bold" officeooo:rsid="002d6fac" officeooo:paragraph-rsid="002d6fac" style:font-weight-asian="bold" style:font-weight-complex="bold"/>
    </style:style>
    <style:style style:name="P48" style:family="paragraph" style:parent-style-name="Standard">
      <style:text-properties style:text-underline-style="none" fo:font-weight="bold" officeooo:rsid="00314797" officeooo:paragraph-rsid="00314797" style:font-weight-asian="bold" style:font-weight-complex="bold"/>
    </style:style>
    <style:style style:name="P49" style:family="paragraph" style:parent-style-name="Standard">
      <style:text-properties style:text-underline-style="none" fo:font-weight="bold" officeooo:rsid="0039214d" officeooo:paragraph-rsid="0039214d" style:font-weight-asian="bold" style:font-weight-complex="bold"/>
    </style:style>
    <style:style style:name="P50" style:family="paragraph" style:parent-style-name="Standard">
      <style:text-properties style:text-underline-style="none" fo:font-weight="bold" officeooo:rsid="00124462" officeooo:paragraph-rsid="00269ac6" style:font-weight-asian="bold" style:font-weight-complex="bold"/>
    </style:style>
    <style:style style:name="P51" style:family="paragraph" style:parent-style-name="Standard">
      <style:text-properties officeooo:rsid="00149fee" officeooo:paragraph-rsid="00149fee"/>
    </style:style>
    <style:style style:name="P52" style:family="paragraph" style:parent-style-name="Standard">
      <style:text-properties officeooo:rsid="00164ebf" officeooo:paragraph-rsid="00164ebf"/>
    </style:style>
    <style:style style:name="P53" style:family="paragraph" style:parent-style-name="Standard">
      <style:text-properties officeooo:rsid="00164ebf" officeooo:paragraph-rsid="0016e124"/>
    </style:style>
    <style:style style:name="P54" style:family="paragraph" style:parent-style-name="Standard">
      <style:text-properties officeooo:rsid="00164ebf" officeooo:paragraph-rsid="002d6fac"/>
    </style:style>
    <style:style style:name="P55" style:family="paragraph" style:parent-style-name="Standard">
      <style:text-properties officeooo:rsid="0019b41f" officeooo:paragraph-rsid="0019b41f"/>
    </style:style>
    <style:style style:name="P56" style:family="paragraph" style:parent-style-name="Standard">
      <style:text-properties style:text-underline-style="solid" style:text-underline-width="auto" style:text-underline-color="font-color" officeooo:rsid="00124462" officeooo:paragraph-rsid="00124462"/>
    </style:style>
    <style:style style:name="P57" style:family="paragraph" style:parent-style-name="Standard">
      <style:text-properties style:text-underline-style="solid" style:text-underline-width="auto" style:text-underline-color="font-color" fo:font-weight="normal" officeooo:rsid="0020bad9" officeooo:paragraph-rsid="0020bad9" style:font-weight-asian="normal" style:font-weight-complex="normal"/>
    </style:style>
    <style:style style:name="P58" style:family="paragraph" style:parent-style-name="Standard">
      <style:text-properties officeooo:rsid="001a64ba" officeooo:paragraph-rsid="001a64ba"/>
    </style:style>
    <style:style style:name="P59" style:family="paragraph" style:parent-style-name="Standard">
      <style:text-properties officeooo:paragraph-rsid="0021040d"/>
    </style:style>
    <style:style style:name="P60" style:family="paragraph" style:parent-style-name="Standard">
      <style:text-properties officeooo:rsid="002156be" officeooo:paragraph-rsid="002156be"/>
    </style:style>
    <style:style style:name="P61" style:family="paragraph" style:parent-style-name="Text_20_body">
      <style:text-properties style:text-underline-style="none" fo:font-weight="normal" officeooo:rsid="0029787e" officeooo:paragraph-rsid="0029787e" style:font-weight-asian="normal" style:font-weight-complex="normal"/>
    </style:style>
    <style:style style:name="P62" style:family="paragraph" style:parent-style-name="Text_20_body">
      <style:text-properties officeooo:rsid="003123d1" officeooo:paragraph-rsid="003123d1"/>
    </style:style>
    <style:style style:name="P63" style:family="paragraph" style:parent-style-name="Text_20_body">
      <style:text-properties fo:font-weight="bold" officeooo:rsid="003123d1" officeooo:paragraph-rsid="003123d1" style:font-weight-asian="bold" style:font-weight-complex="bold"/>
    </style:style>
    <style:style style:name="P64" style:family="paragraph" style:parent-style-name="Preformatted_20_Text">
      <style:text-properties style:text-underline-style="none" officeooo:rsid="002d6fac" officeooo:paragraph-rsid="002d6fac"/>
    </style:style>
    <style:style style:name="P65" style:family="paragraph" style:parent-style-name="Text_20_body" style:list-style-name="L1"/>
    <style:style style:name="P66" style:family="paragraph" style:parent-style-name="Text_20_body" style:list-style-name="L1">
      <style:paragraph-properties fo:margin-top="0cm" fo:margin-bottom="0cm" loext:contextual-spacing="false"/>
    </style:style>
    <style:style style:name="T1" style:family="text">
      <style:text-properties officeooo:rsid="00124462"/>
    </style:style>
    <style:style style:name="T2" style:family="text">
      <style:text-properties officeooo:rsid="00141a6b"/>
    </style:style>
    <style:style style:name="T3" style:family="text">
      <style:text-properties officeooo:rsid="00149fee"/>
    </style:style>
    <style:style style:name="T4" style:family="text">
      <style:text-properties officeooo:rsid="00164ebf"/>
    </style:style>
    <style:style style:name="T5" style:family="text">
      <style:text-properties officeooo:rsid="0016e124"/>
    </style:style>
    <style:style style:name="T6" style:family="text">
      <style:text-properties officeooo:rsid="001a64ba"/>
    </style:style>
    <style:style style:name="T7" style:family="text">
      <style:text-properties style:text-underline-style="none" fo:font-weight="normal" officeooo:rsid="0021040d" style:font-weight-asian="normal" style:font-weight-complex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141a6b" style:font-weight-asian="bold" style:font-weight-complex="bold"/>
    </style:style>
    <style:style style:name="T10" style:family="text">
      <style:text-properties fo:font-weight="bold" officeooo:rsid="001a64ba" style:font-weight-asian="bold" style:font-weight-complex="bold"/>
    </style:style>
    <style:style style:name="T11" style:family="text">
      <style:text-properties fo:font-weight="bold" officeooo:rsid="001ca05b" style:font-weight-asian="bold" style:font-weight-complex="bold"/>
    </style:style>
    <style:style style:name="T12" style:family="text">
      <style:text-properties fo:font-weight="bold" officeooo:rsid="001de8e1" style:font-weight-asian="bold" style:font-weight-complex="bold"/>
    </style:style>
    <style:style style:name="T13" style:family="text">
      <style:text-properties officeooo:rsid="001ca05b"/>
    </style:style>
    <style:style style:name="T14" style:family="text">
      <style:text-properties officeooo:rsid="001de8e1"/>
    </style:style>
    <style:style style:name="T15" style:family="text">
      <style:text-properties officeooo:rsid="001eca26"/>
    </style:style>
    <style:style style:name="T16" style:family="text">
      <style:text-properties officeooo:rsid="001f8522"/>
    </style:style>
    <style:style style:name="T17" style:family="text">
      <style:text-properties officeooo:rsid="00269ac6"/>
    </style:style>
    <style:style style:name="T18" style:family="text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T19" style:family="text">
      <style:text-properties officeooo:rsid="0031fbe8"/>
    </style:style>
    <style:style style:name="T20" style:family="text">
      <style:text-properties officeooo:rsid="00325754"/>
    </style:style>
    <style:style style:name="T21" style:family="text">
      <style:text-properties officeooo:rsid="00376da6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- <text:span text:style-name="T19">Creación</text:span> de entornos virtuales</text:p>
      <text:p text:style-name="P12"/>
      <text:p text:style-name="P19">virtualenv env</text:p>
      <text:p text:style-name="P10"/>
      <text:p text:style-name="P10">- Activación de entornos virtuales</text:p>
      <text:p text:style-name="P10"/>
      <text:p text:style-name="P10">source bin/activ<text:span text:style-name="T13">ate</text:span></text:p>
      <text:p text:style-name="P10"/>
      <text:p text:style-name="P21">Para poder ejecutar los siguientes comandos debe estar activado el entorno virtual</text:p>
      <text:p text:style-name="P10"/>
      <text:p text:style-name="P13">- <text:span text:style-name="T20">Mostrar paquetes instalados</text:span></text:p>
      <text:p text:style-name="P13"/>
      <text:p text:style-name="P20">pip freeze</text:p>
      <text:p text:style-name="P1"/>
      <text:p text:style-name="P17">- Creación de proyecto</text:p>
      <text:p text:style-name="P16"/>
      <text:p text:style-name="P16">django-admin startproject mysite</text:p>
      <text:p text:style-name="P22">(es mejor hacerlo así: django-admin startproject project . pq así metes el código en una carpeta <text:span text:style-name="T21">project</text:span> que contiene tu proyecto)</text:p>
      <text:p text:style-name="P8"/>
      <text:p text:style-name="P2">Se ejecuta dentro del entorno virtual anteriormente activado.</text:p>
      <text:p text:style-name="P2"/>
      <text:p text:style-name="P3">Si se tienen varios proyectos abiertos en el Visual Studio Code, deberá de darle a Archivo → Abrir carpeta y seleccionar la carpeta contenedora del proyecto recién creado.</text:p>
      <text:p text:style-name="P3"/>
      <text:p text:style-name="P3">Esto es así, porque Visual Studio Code sólo puede tener un proyecto abierto (al menos por defecto) y luego será el que se arranque en el servidor virtual con Run Server.</text:p>
      <text:p text:style-name="P3"/>
      <text:p text:style-name="P18">- Arrancar servidor de desarrollo</text:p>
      <text:p text:style-name="P16"/>
      <text:p text:style-name="P16">python manage.py runserver</text:p>
      <text:p text:style-name="P4"/>
      <text:p text:style-name="P3">Como decíamos antes, lo arranca sólo para este proyecto.</text:p>
      <text:p text:style-name="P3"/>
      <text:p text:style-name="P5">En el Visual Studio Code se puede configurar para arrancar automáticamente desde del debug y no tener que tener una consola abierta directamente.</text:p>
      <text:p text:style-name="P5"/>
      <text:p text:style-name="P55">Si accedemos al navegador en 1<text:span text:style-name="T3">27.0.0.1:8000 </text:span>podremos visualizar la página principal del servidor.</text:p>
      <text:p text:style-name="P3"/>
      <text:p text:style-name="P18">- Crear la app</text:p>
      <text:p text:style-name="P16"/>
      <text:p text:style-name="P16">python manage.py startapp polls</text:p>
      <text:p text:style-name="P7"/>
      <text:p text:style-name="P6">Un proyecto estará compuesto de múltiples apps y estas apps pueden ser migradas fácilmente a cualquier otro proyecto en Django.</text:p>
      <text:p text:style-name="P1"/>
      <text:p text:style-name="P9">- <text:span text:style-name="T1">Crear la Base de datos</text:span></text:p>
      <text:p text:style-name="P23"/>
      <text:p text:style-name="P23">Usaremos SQLite, en el cual no tendremos que hacer nada adicional a nivel de bd.</text:p>
      <text:p text:style-name="P23"/>
      <text:p text:style-name="P23">A nivel de aplicación deberemos añadir al listado de APPs de nuestro sitio la que acabamos de crear y adaptar el TIME ZONE y el idioma. Todo ello en el fichero settings.py</text:p>
      <text:p text:style-name="P56"><text:soft-page-break/></text:p>
      <text:p text:style-name="P25">Finalmente utilizamos el <text:span text:style-name="T2">comando: </text:span><text:span text:style-name="T9">python manage.py migrate</text:span></text:p>
      <text:p text:style-name="P44"/>
      <text:p text:style-name="P37"><text:span text:style-name="T2">T</text:span>endremos que crear un usuario super user para poder acceder, para ellos usamos:</text:p>
      <text:p text:style-name="P47"/>
      <text:p text:style-name="P64"><text:span text:style-name="Source_20_Text"><text:span text:style-name="T18">python manage.py createsuperuser --email admin@example.com --username admin</text:span></text:span></text:p>
      <text:p text:style-name="P54"/>
      <text:p text:style-name="P51">Una vez hecho esto ya podremos <text:s/>acceder al administrador de Django en 127.0.0.1:8000/admin.</text:p>
      <text:p text:style-name="P51"/>
      <text:p text:style-name="P14">- <text:span text:style-name="T4">Configurar el visual studio code para run server desde el debugger</text:span></text:p>
      <text:p text:style-name="P51"/>
      <text:p text:style-name="P53">Hay que crear los ficheros launch.json y setting.json <text:span text:style-name="T5">para definir como arrancará el debugger</text:span>. </text:p>
      <text:p text:style-name="P53"/>
      <text:p text:style-name="P53">El primero se crear al elegir el modo de arranque en python desde el propio debugger. Mientras el segundo, aparece al darle a no instalar plint, ya que modifica el fichero original, creando un vacío con personalizaciones.</text:p>
      <text:p text:style-name="P52"/>
      <text:p text:style-name="P52">Ya, sobre este fichero tienes que modificar de donde arranca python o los lintern activos. En nuestro caso, será solo flake8.</text:p>
      <text:p text:style-name="P52"/>
      <text:p text:style-name="P52">A partir de ahora, ya no hará falta arrancar el servidor por consola con el comando run server, si no que se podrá hacer desde el IDE y darle a actualizarla para rearrancarlo.</text:p>
      <text:p text:style-name="P52"/>
      <text:p text:style-name="P15">- <text:span text:style-name="T6">Crear modelos</text:span></text:p>
      <text:p text:style-name="P52"/>
      <text:p text:style-name="P58">Escribimos en notación python todos nuestros modelos en models.py de la app en la que estemos trabajando. Posteriormente, ejecutamos el siguiente comando para crear las migraciones en SQL:</text:p>
      <text:p text:style-name="P58"/>
      <text:p text:style-name="P24"><text:span text:style-name="T9">python manage.py </text:span><text:span text:style-name="T10">makemigrations polls</text:span></text:p>
      <text:p text:style-name="P41"/>
      <text:p text:style-name="P27">Django creará una migración X según el estado de sus modelos y el de su bd. <text:span text:style-name="T13">Estos ficheros se pueden modificar si desea agregar o quitar información de la automatización. </text:span></text:p>
      <text:p text:style-name="P27"/>
      <text:p text:style-name="P35">A continuación puede ejecutar el siguiente comando para ver el sql que Django va a generar de una migración concreta:</text:p>
      <text:p text:style-name="P26"/>
      <text:p text:style-name="P28"><text:span text:style-name="T9">python manage.py </text:span><text:span text:style-name="T11">sqlmigrate</text:span><text:span text:style-name="T10"> polls </text:span><text:span text:style-name="T11">X</text:span></text:p>
      <text:p text:style-name="P42"/>
      <text:p text:style-name="P29"><text:span text:style-name="T14">También se puede ejecutar el comando </text:span><text:span text:style-name="T9">python manage.py </text:span><text:span text:style-name="T12">check </text:span><text:span text:style-name="T14">que</text:span><text:span text:style-name="T12"> </text:span><text:span text:style-name="T13">revisa cualquier problema en su proyecto sin hacer migraciones o modificar la base de datos.</text:span></text:p>
      <text:p text:style-name="P29"/>
      <text:p text:style-name="P30"><text:span text:style-name="T16">Finalmente, para aplicar los cambios a la bd se debe </text:span>ejecut<text:span text:style-name="T15">ar </text:span>de nuevo el comando <text:span text:style-name="T9">python manage.py migrate </text:span>para crear esas tablas modelos en <text:span text:style-name="T15">la</text:span> base de datos.</text:p>
      <text:p text:style-name="P30"/>
      <text:p text:style-name="P31"/>
      <text:p text:style-name="P57"/>
      <text:p text:style-name="P39">ADMINISTRADOR DE DJANGO</text:p>
      <text:p text:style-name="P32"/>
      <text:p text:style-name="P59"><text:span text:style-name="T7">- Crear un super usuario para acceder: </text:span><text:span text:style-name="T8">python manage.py createsuperuser</text:span></text:p>
      <text:p text:style-name="P59"/>
      <text:p text:style-name="P60">Para que se puedan gestionar nuestro modelos a través del admin, deberemos de registrarlos en admin.py.</text:p>
      <text:p text:style-name="P32"><text:soft-page-break/></text:p>
      <text:p text:style-name="P33">Ctrl+shift+7 (Comenta lineas de código)</text:p>
      <text:p text:style-name="P33"/>
      <text:p text:style-name="P33"/>
      <text:p text:style-name="P33"/>
      <text:p text:style-name="P40">TRABAJANDO CON LOS MODELOS</text:p>
      <text:p text:style-name="P34"/>
      <text:p text:style-name="P34"><text:a xlink:type="simple" xlink:href="https://docs.djangoproject.com/en/2.0/ref/models/expressions/#avoiding-race-conditions-using-f" text:style-name="Internet_20_link" text:visited-style-name="Visited_20_Internet_20_Link">https://docs.djangoproject.com/en/2.0/ref/models/expressions/#avoiding-race-conditions-using-f</text:a></text:p>
      <text:p text:style-name="P34"/>
      <text:p text:style-name="P34">Vea el enlace anterior para ver como evitar las variables de condiciones de carrera. Es decir, cuando tenemos varios campos que pueden ser actualizados por uno o más hilos a la vez y se debe de guardar el conteo de ellos.</text:p>
      <text:p text:style-name="P34"/>
      <text:p text:style-name="P11">- Activa<text:span text:style-name="T17">r la shell de bd</text:span></text:p>
      <text:p text:style-name="P11"/>
      <text:p text:style-name="P45">python manage.py shell</text:p>
      <text:p text:style-name="P45"/>
      <text:p text:style-name="P45"/>
      <text:p text:style-name="P49">CREACIÓN DE ARCHIVO DE DEPENDENCIAS</text:p>
      <text:p text:style-name="P49"/>
      <text:p text:style-name="P38">Crearemos un txt que contendrá los paquetes instalados y que posteriormente utilizaremos como base para importar los paquetes que deseemos en un nuevo proyecto:</text:p>
      <text:p text:style-name="P38"/>
      <text:p text:style-name="P38">1) Creamos el fichero con las dependencias actuales:</text:p>
      <text:p text:style-name="P38"/>
      <text:p text:style-name="P38">pip freeze &gt; requirements.txt</text:p>
      <text:p text:style-name="P50"/>
      <text:p text:style-name="P38">2) Instalamos las dependencias anteriormente exportadas:</text:p>
      <text:p text:style-name="P38"/>
      <text:p text:style-name="P38">pip install -r requirments.txt</text:p>
      <text:p text:style-name="P43"/>
      <text:p text:style-name="P43"/>
      <text:p text:style-name="P43">AUTOMATIZACIÓN DE PRUEBAS</text:p>
      <text:p text:style-name="P43"/>
      <text:p text:style-name="P36">1) Escribir todos los test en X/tests.py (utiliza un lenguaje parecido a PHPUNIT)</text:p>
      <text:p text:style-name="P36">2) <text:span text:style-name="T9">python manage.py </text:span><text:span text:style-name="T8">test X: ejecutará todos los test de la app X</text:span></text:p>
      <text:p text:style-name="P43"/>
      <text:p text:style-name="P61">Siempre y cuando las pruebas se organicen de forma razonable, no van a ser difíciles de manejar. Las reglas básicas de uso incluyen el hecho de tener:</text:p>
      <text:list xml:id="list208928169309459619" text:style-name="L1">
        <text:list-item>
          <text:p text:style-name="P66">una <text:span text:style-name="Source_20_Text">TestClass</text:span> independiente para cada modelo o vista </text:p>
        </text:list-item>
        <text:list-item>
          <text:p text:style-name="P66">un método de prueba independiente para cada conjunto de condiciones que usted quiere probar </text:p>
        </text:list-item>
        <text:list-item>
          <text:p text:style-name="P65">nombres de los métodos de prueba que describan su función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30T13:42:59.572294184</meta:creation-date>
    <dc:date>2019-03-03T13:15:18.118731207</dc:date>
    <meta:editing-duration>PT20H50M6S</meta:editing-duration>
    <meta:editing-cycles>36</meta:editing-cycles>
    <meta:generator>LibreOffice/5.1.6.2$Linux_X86_64 LibreOffice_project/10m0$Build-2</meta:generator>
    <meta:document-statistic meta:table-count="0" meta:image-count="0" meta:object-count="0" meta:page-count="3" meta:paragraph-count="63" meta:word-count="794" meta:character-count="4985" meta:non-whitespace-character-count="4253"/>
  </office:meta>
</office:document-meta>
</file>